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downsampled" table:style-name="ta1">
        <table:shapes>
          <draw:frame draw:z-index="0" draw:style-name="gr1" draw:text-style-name="P1" svg:width="12.7724in" svg:height="6.6197in" svg:x="4.8846in" svg:y="0.4496in">
            <draw:object draw:notify-on-update-of-ranges="training_downsampled.B1:training_downsampled.B1 training_downsampled.B2:training_downsampled.B112 training_downsampled.C1:training_downsampled.C1 training_downsampled.C2:training_downsampled.C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ss_train</text:p>
          </table:table-cell>
          <table:table-cell office:value-type="string" calcext:value-type="string">
            <text:p>acc_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873517990112" calcext:value-type="float">
            <text:p>11.5873517990112</text:p>
          </table:table-cell>
          <table:table-cell office:value-type="float" office:value="0.0138339921832084" calcext:value-type="float">
            <text:p>0.01383399218320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61161851882935" calcext:value-type="float">
            <text:p>3.61161851882935</text:p>
          </table:table-cell>
          <table:table-cell office:value-type="float" office:value="0.0915678516030311" calcext:value-type="float">
            <text:p>0.09156785160303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7456159591675" calcext:value-type="float">
            <text:p>3.07456159591675</text:p>
          </table:table-cell>
          <table:table-cell office:value-type="float" office:value="0.119235835969448" calcext:value-type="float">
            <text:p>0.1192358359694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98524713516235" calcext:value-type="float">
            <text:p>2.98524713516235</text:p>
          </table:table-cell>
          <table:table-cell office:value-type="float" office:value="0.179183140397072" calcext:value-type="float">
            <text:p>0.1791831403970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10824584960937" calcext:value-type="float">
            <text:p>3.10824584960937</text:p>
          </table:table-cell>
          <table:table-cell office:value-type="float" office:value="0.196310937404633" calcext:value-type="float">
            <text:p>0.1963109374046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9252336025238" calcext:value-type="float">
            <text:p>2.9252336025238</text:p>
          </table:table-cell>
          <table:table-cell office:value-type="float" office:value="0.248353093862533" calcext:value-type="float">
            <text:p>0.2483530938625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45958542823791" calcext:value-type="float">
            <text:p>2.45958542823791</text:p>
          </table:table-cell>
          <table:table-cell office:value-type="float" office:value="0.254940718412399" calcext:value-type="float">
            <text:p>0.2549407184123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56080865859985" calcext:value-type="float">
            <text:p>2.56080865859985</text:p>
          </table:table-cell>
          <table:table-cell office:value-type="float" office:value="0.269433468580246" calcext:value-type="float">
            <text:p>0.2694334685802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75995993614197" calcext:value-type="float">
            <text:p>2.75995993614197</text:p>
          </table:table-cell>
          <table:table-cell office:value-type="float" office:value="0.289855062961578" calcext:value-type="float">
            <text:p>0.2898550629615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89953875541687" calcext:value-type="float">
            <text:p>2.89953875541687</text:p>
          </table:table-cell>
          <table:table-cell office:value-type="float" office:value="0.320158094167709" calcext:value-type="float">
            <text:p>0.3201580941677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8578314781189" calcext:value-type="float">
            <text:p>2.18578314781189</text:p>
          </table:table-cell>
          <table:table-cell office:value-type="float" office:value="0.325428187847137" calcext:value-type="float">
            <text:p>0.3254281878471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.60123491287231" calcext:value-type="float">
            <text:p>2.60123491287231</text:p>
          </table:table-cell>
          <table:table-cell office:value-type="float" office:value="0.322134405374527" calcext:value-type="float">
            <text:p>0.32213440537452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.48954343795776" calcext:value-type="float">
            <text:p>2.48954343795776</text:p>
          </table:table-cell>
          <table:table-cell office:value-type="float" office:value="0.337285906076431" calcext:value-type="float">
            <text:p>0.3372859060764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.10260677337646" calcext:value-type="float">
            <text:p>2.10260677337646</text:p>
          </table:table-cell>
          <table:table-cell office:value-type="float" office:value="0.300395250320434" calcext:value-type="float">
            <text:p>0.3003952503204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.5188148021698" calcext:value-type="float">
            <text:p>2.5188148021698</text:p>
          </table:table-cell>
          <table:table-cell office:value-type="float" office:value="0.345191031694412" calcext:value-type="float">
            <text:p>0.3451910316944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14707851409912" calcext:value-type="float">
            <text:p>2.14707851409912</text:p>
          </table:table-cell>
          <table:table-cell office:value-type="float" office:value="0.32938078045845" calcext:value-type="float">
            <text:p>0.3293807804584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.35130643844604" calcext:value-type="float">
            <text:p>2.35130643844604</text:p>
          </table:table-cell>
          <table:table-cell office:value-type="float" office:value="0.326086968183517" calcext:value-type="float">
            <text:p>0.32608696818351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.32077836990356" calcext:value-type="float">
            <text:p>2.32077836990356</text:p>
          </table:table-cell>
          <table:table-cell office:value-type="float" office:value="0.37285903096199" calcext:value-type="float">
            <text:p>0.372859030961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.1486005783081" calcext:value-type="float">
            <text:p>2.1486005783081</text:p>
          </table:table-cell>
          <table:table-cell office:value-type="float" office:value="0.337285906076431" calcext:value-type="float">
            <text:p>0.3372859060764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66888189315796" calcext:value-type="float">
            <text:p>1.66888189315796</text:p>
          </table:table-cell>
          <table:table-cell office:value-type="float" office:value="0.365612655878067" calcext:value-type="float">
            <text:p>0.3656126558780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20870089530945" calcext:value-type="float">
            <text:p>2.20870089530945</text:p>
          </table:table-cell>
          <table:table-cell office:value-type="float" office:value="0.360342562198639" calcext:value-type="float">
            <text:p>0.36034256219863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89921844005585" calcext:value-type="float">
            <text:p>1.89921844005585</text:p>
          </table:table-cell>
          <table:table-cell office:value-type="float" office:value="0.370223969221115" calcext:value-type="float">
            <text:p>0.37022396922111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38182210922241" calcext:value-type="float">
            <text:p>2.38182210922241</text:p>
          </table:table-cell>
          <table:table-cell office:value-type="float" office:value="0.403162062168121" calcext:value-type="float">
            <text:p>0.4031620621681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29675459861755" calcext:value-type="float">
            <text:p>2.29675459861755</text:p>
          </table:table-cell>
          <table:table-cell office:value-type="float" office:value="0.380764156579971" calcext:value-type="float">
            <text:p>0.38076415657997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01809930801392" calcext:value-type="float">
            <text:p>2.01809930801392</text:p>
          </table:table-cell>
          <table:table-cell office:value-type="float" office:value="0.381422936916351" calcext:value-type="float">
            <text:p>0.3814229369163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519862174988" calcext:value-type="float">
            <text:p>1.85519862174988</text:p>
          </table:table-cell>
          <table:table-cell office:value-type="float" office:value="0.366271406412125" calcext:value-type="float">
            <text:p>0.36627140641212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.5040442943573" calcext:value-type="float">
            <text:p>1.5040442943573</text:p>
          </table:table-cell>
          <table:table-cell office:value-type="float" office:value="0.395915687084198" calcext:value-type="float">
            <text:p>0.39591568708419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03753328323364" calcext:value-type="float">
            <text:p>2.03753328323364</text:p>
          </table:table-cell>
          <table:table-cell office:value-type="float" office:value="0.375494062900543" calcext:value-type="float">
            <text:p>0.37549406290054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13580060005188" calcext:value-type="float">
            <text:p>2.13580060005188</text:p>
          </table:table-cell>
          <table:table-cell office:value-type="float" office:value="0.407773375511169" calcext:value-type="float">
            <text:p>0.40777337551116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.65009903907776" calcext:value-type="float">
            <text:p>1.65009903907776</text:p>
          </table:table-cell>
          <table:table-cell office:value-type="float" office:value="0.408432155847549" calcext:value-type="float">
            <text:p>0.4084321558475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4726769924164" calcext:value-type="float">
            <text:p>1.64726769924164</text:p>
          </table:table-cell>
          <table:table-cell office:value-type="float" office:value="0.398550719022751" calcext:value-type="float">
            <text:p>0.39855071902275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.82366895675659" calcext:value-type="float">
            <text:p>1.82366895675659</text:p>
          </table:table-cell>
          <table:table-cell office:value-type="float" office:value="0.388669312000275" calcext:value-type="float">
            <text:p>0.3886693120002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.86950480937958" calcext:value-type="float">
            <text:p>1.86950480937958</text:p>
          </table:table-cell>
          <table:table-cell office:value-type="float" office:value="0.361001312732696" calcext:value-type="float">
            <text:p>0.36100131273269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.87319421768188" calcext:value-type="float">
            <text:p>1.87319421768188</text:p>
          </table:table-cell>
          <table:table-cell office:value-type="float" office:value="0.409749686717987" calcext:value-type="float">
            <text:p>0.40974968671798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.51131892204285" calcext:value-type="float">
            <text:p>1.51131892204285</text:p>
          </table:table-cell>
          <table:table-cell office:value-type="float" office:value="0.413702249526977" calcext:value-type="float">
            <text:p>0.4137022495269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5151447057724" calcext:value-type="float">
            <text:p>1.5151447057724</text:p>
          </table:table-cell>
          <table:table-cell office:value-type="float" office:value="0.407114624977112" calcext:value-type="float">
            <text:p>0.40711462497711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00261950492859" calcext:value-type="float">
            <text:p>2.00261950492859</text:p>
          </table:table-cell>
          <table:table-cell office:value-type="float" office:value="0.426877468824387" calcext:value-type="float">
            <text:p>0.42687746882438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.74583470821381" calcext:value-type="float">
            <text:p>1.74583470821381</text:p>
          </table:table-cell>
          <table:table-cell office:value-type="float" office:value="0.457180500030518" calcext:value-type="float">
            <text:p>0.45718050003051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.81723535060883" calcext:value-type="float">
            <text:p>1.81723535060883</text:p>
          </table:table-cell>
          <table:table-cell office:value-type="float" office:value="0.4380764067173" calcext:value-type="float">
            <text:p>0.438076406717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.78950822353363" calcext:value-type="float">
            <text:p>1.78950822353363</text:p>
          </table:table-cell>
          <table:table-cell office:value-type="float" office:value="0.464426875114441" calcext:value-type="float">
            <text:p>0.4644268751144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6388621330261" calcext:value-type="float">
            <text:p>1.76388621330261</text:p>
          </table:table-cell>
          <table:table-cell office:value-type="float" office:value="0.422266155481339" calcext:value-type="float">
            <text:p>0.42226615548133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.94979238510132" calcext:value-type="float">
            <text:p>1.94979238510132</text:p>
          </table:table-cell>
          <table:table-cell office:value-type="float" office:value="0.465744405984878" calcext:value-type="float">
            <text:p>0.46574440598487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.96689105033875" calcext:value-type="float">
            <text:p>1.96689105033875</text:p>
          </table:table-cell>
          <table:table-cell office:value-type="float" office:value="0.437417656183243" calcext:value-type="float">
            <text:p>0.43741765618324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.30458664894104" calcext:value-type="float">
            <text:p>1.30458664894104</text:p>
          </table:table-cell>
          <table:table-cell office:value-type="float" office:value="0.47364953160286" calcext:value-type="float">
            <text:p>0.4736495316028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.32515168190002" calcext:value-type="float">
            <text:p>1.32515168190002</text:p>
          </table:table-cell>
          <table:table-cell office:value-type="float" office:value="0.459156781435013" calcext:value-type="float">
            <text:p>0.45915678143501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81186318397522" calcext:value-type="float">
            <text:p>1.81186318397522</text:p>
          </table:table-cell>
          <table:table-cell office:value-type="float" office:value="0.47430831193924" calcext:value-type="float">
            <text:p>0.4743083119392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.86013603210449" calcext:value-type="float">
            <text:p>1.86013603210449</text:p>
          </table:table-cell>
          <table:table-cell office:value-type="float" office:value="0.428194999694824" calcext:value-type="float">
            <text:p>0.42819499969482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.71061229705811" calcext:value-type="float">
            <text:p>1.71061229705811</text:p>
          </table:table-cell>
          <table:table-cell office:value-type="float" office:value="0.474967062473297" calcext:value-type="float">
            <text:p>0.47496706247329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.47892987728119" calcext:value-type="float">
            <text:p>1.47892987728119</text:p>
          </table:table-cell>
          <table:table-cell office:value-type="float" office:value="0.47364953160286" calcext:value-type="float">
            <text:p>0.4736495316028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.54586577415466" calcext:value-type="float">
            <text:p>1.54586577415466</text:p>
          </table:table-cell>
          <table:table-cell office:value-type="float" office:value="0.457839280366898" calcext:value-type="float">
            <text:p>0.45783928036689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5811383724213" calcext:value-type="float">
            <text:p>1.65811383724213</text:p>
          </table:table-cell>
          <table:table-cell office:value-type="float" office:value="0.445981562137604" calcext:value-type="float">
            <text:p>0.445981562137604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.17271649837494" calcext:value-type="float">
            <text:p>1.17271649837494</text:p>
          </table:table-cell>
          <table:table-cell office:value-type="float" office:value="0.447957843542099" calcext:value-type="float">
            <text:p>0.447957843542099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.65470886230469" calcext:value-type="float">
            <text:p>1.65470886230469</text:p>
          </table:table-cell>
          <table:table-cell office:value-type="float" office:value="0.458498030900955" calcext:value-type="float">
            <text:p>0.45849803090095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.67955851554871" calcext:value-type="float">
            <text:p>1.67955851554871</text:p>
          </table:table-cell>
          <table:table-cell office:value-type="float" office:value="0.468379437923431" calcext:value-type="float">
            <text:p>0.46837943792343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.20568513870239" calcext:value-type="float">
            <text:p>1.20568513870239</text:p>
          </table:table-cell>
          <table:table-cell office:value-type="float" office:value="0.462450593709946" calcext:value-type="float">
            <text:p>0.46245059370994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4937127828598" calcext:value-type="float">
            <text:p>1.4937127828598</text:p>
          </table:table-cell>
          <table:table-cell office:value-type="float" office:value="0.457839280366898" calcext:value-type="float">
            <text:p>0.457839280366898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.33285307884216" calcext:value-type="float">
            <text:p>1.33285307884216</text:p>
          </table:table-cell>
          <table:table-cell office:value-type="float" office:value="0.466403156518936" calcext:value-type="float">
            <text:p>0.466403156518936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.95145297050476" calcext:value-type="float">
            <text:p>1.95145297050476</text:p>
          </table:table-cell>
          <table:table-cell office:value-type="float" office:value="0.484848499298096" calcext:value-type="float">
            <text:p>0.484848499298096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.45608305931091" calcext:value-type="float">
            <text:p>1.45608305931091</text:p>
          </table:table-cell>
          <table:table-cell office:value-type="float" office:value="0.429512530565262" calcext:value-type="float">
            <text:p>0.429512530565262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1.41905343532562" calcext:value-type="float">
            <text:p>1.41905343532562</text:p>
          </table:table-cell>
          <table:table-cell office:value-type="float" office:value="0.470355749130249" calcext:value-type="float">
            <text:p>0.47035574913024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8332080841064" calcext:value-type="float">
            <text:p>1.38332080841064</text:p>
          </table:table-cell>
          <table:table-cell office:value-type="float" office:value="0.463109374046326" calcext:value-type="float">
            <text:p>0.463109374046326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.63480973243713" calcext:value-type="float">
            <text:p>1.63480973243713</text:p>
          </table:table-cell>
          <table:table-cell office:value-type="float" office:value="0.470355749130249" calcext:value-type="float">
            <text:p>0.47035574913024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.48200845718384" calcext:value-type="float">
            <text:p>1.48200845718384</text:p>
          </table:table-cell>
          <table:table-cell office:value-type="float" office:value="0.449275374412537" calcext:value-type="float">
            <text:p>0.449275374412537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.57383584976196" calcext:value-type="float">
            <text:p>1.57383584976196</text:p>
          </table:table-cell>
          <table:table-cell office:value-type="float" office:value="0.476284593343735" calcext:value-type="float">
            <text:p>0.47628459334373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.54030406475067" calcext:value-type="float">
            <text:p>1.54030406475067</text:p>
          </table:table-cell>
          <table:table-cell office:value-type="float" office:value="0.459815561771393" calcext:value-type="float">
            <text:p>0.459815561771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71669268608093" calcext:value-type="float">
            <text:p>1.71669268608093</text:p>
          </table:table-cell>
          <table:table-cell office:value-type="float" office:value="0.492753624916077" calcext:value-type="float">
            <text:p>0.492753624916077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.28289985656738" calcext:value-type="float">
            <text:p>1.28289985656738</text:p>
          </table:table-cell>
          <table:table-cell office:value-type="float" office:value="0.468379437923431" calcext:value-type="float">
            <text:p>0.468379437923431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.22393989562988" calcext:value-type="float">
            <text:p>1.22393989562988</text:p>
          </table:table-cell>
          <table:table-cell office:value-type="float" office:value="0.488142311573029" calcext:value-type="float">
            <text:p>0.488142311573029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.3098635673523" calcext:value-type="float">
            <text:p>1.3098635673523</text:p>
          </table:table-cell>
          <table:table-cell office:value-type="float" office:value="0.47430831193924" calcext:value-type="float">
            <text:p>0.4743083119392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1.42143726348877" calcext:value-type="float">
            <text:p>1.42143726348877</text:p>
          </table:table-cell>
          <table:table-cell office:value-type="float" office:value="0.449275374412537" calcext:value-type="float">
            <text:p>0.44927537441253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57870197296143" calcext:value-type="float">
            <text:p>1.57870197296143</text:p>
          </table:table-cell>
          <table:table-cell office:value-type="float" office:value="0.47430831193924" calcext:value-type="float">
            <text:p>0.47430831193924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.64072787761688" calcext:value-type="float">
            <text:p>1.64072787761688</text:p>
          </table:table-cell>
          <table:table-cell office:value-type="float" office:value="0.443346500396729" calcext:value-type="float">
            <text:p>0.44334650039672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.38726031780243" calcext:value-type="float">
            <text:p>1.38726031780243</text:p>
          </table:table-cell>
          <table:table-cell office:value-type="float" office:value="0.484189718961716" calcext:value-type="float">
            <text:p>0.484189718961716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.4349091053009" calcext:value-type="float">
            <text:p>1.4349091053009</text:p>
          </table:table-cell>
          <table:table-cell office:value-type="float" office:value="0.457839280366898" calcext:value-type="float">
            <text:p>0.457839280366898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.30356335639954" calcext:value-type="float">
            <text:p>1.30356335639954</text:p>
          </table:table-cell>
          <table:table-cell office:value-type="float" office:value="0.47364953160286" calcext:value-type="float">
            <text:p>0.473649531602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50610768795013" calcext:value-type="float">
            <text:p>1.50610768795013</text:p>
          </table:table-cell>
          <table:table-cell office:value-type="float" office:value="0.481554687023163" calcext:value-type="float">
            <text:p>0.481554687023163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.49362516403198" calcext:value-type="float">
            <text:p>1.49362516403198</text:p>
          </table:table-cell>
          <table:table-cell office:value-type="float" office:value="0.472332030534744" calcext:value-type="float">
            <text:p>0.472332030534744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1.29931092262268" calcext:value-type="float">
            <text:p>1.29931092262268</text:p>
          </table:table-cell>
          <table:table-cell office:value-type="float" office:value="0.498023718595505" calcext:value-type="float">
            <text:p>0.49802371859550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.37775409221649" calcext:value-type="float">
            <text:p>1.37775409221649</text:p>
          </table:table-cell>
          <table:table-cell office:value-type="float" office:value="0.497364968061447" calcext:value-type="float">
            <text:p>0.497364968061447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.19763565063477" calcext:value-type="float">
            <text:p>1.19763565063477</text:p>
          </table:table-cell>
          <table:table-cell office:value-type="float" office:value="0.483530968427658" calcext:value-type="float">
            <text:p>0.4835309684276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64155673980713" calcext:value-type="float">
            <text:p>1.64155673980713</text:p>
          </table:table-cell>
          <table:table-cell office:value-type="float" office:value="0.462450593709946" calcext:value-type="float">
            <text:p>0.462450593709946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.59923875331879" calcext:value-type="float">
            <text:p>1.59923875331879</text:p>
          </table:table-cell>
          <table:table-cell office:value-type="float" office:value="0.453227937221527" calcext:value-type="float">
            <text:p>0.453227937221527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.37422060966492" calcext:value-type="float">
            <text:p>1.37422060966492</text:p>
          </table:table-cell>
          <table:table-cell office:value-type="float" office:value="0.491436094045639" calcext:value-type="float">
            <text:p>0.49143609404563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.47176718711853" calcext:value-type="float">
            <text:p>1.47176718711853</text:p>
          </table:table-cell>
          <table:table-cell office:value-type="float" office:value="0.504611313343048" calcext:value-type="float">
            <text:p>0.504611313343048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.88874268531799" calcext:value-type="float">
            <text:p>1.88874268531799</text:p>
          </table:table-cell>
          <table:table-cell office:value-type="float" office:value="0.467720687389374" calcext:value-type="float">
            <text:p>0.46772068738937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11531519889832" calcext:value-type="float">
            <text:p>1.11531519889832</text:p>
          </table:table-cell>
          <table:table-cell office:value-type="float" office:value="0.443346500396729" calcext:value-type="float">
            <text:p>0.443346500396729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.09787225723267" calcext:value-type="float">
            <text:p>1.09787225723267</text:p>
          </table:table-cell>
          <table:table-cell office:value-type="float" office:value="0.472332030534744" calcext:value-type="float">
            <text:p>0.472332030534744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.27590203285217" calcext:value-type="float">
            <text:p>1.27590203285217</text:p>
          </table:table-cell>
          <table:table-cell office:value-type="float" office:value="0.451251655817032" calcext:value-type="float">
            <text:p>0.45125165581703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.5394834280014" calcext:value-type="float">
            <text:p>1.5394834280014</text:p>
          </table:table-cell>
          <table:table-cell office:value-type="float" office:value="0.446640312671661" calcext:value-type="float">
            <text:p>0.446640312671661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.28796124458313" calcext:value-type="float">
            <text:p>1.28796124458313</text:p>
          </table:table-cell>
          <table:table-cell office:value-type="float" office:value="0.436100125312805" calcext:value-type="float">
            <text:p>0.4361001253128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3644552230835" calcext:value-type="float">
            <text:p>1.3644552230835</text:p>
          </table:table-cell>
          <table:table-cell office:value-type="float" office:value="0.4828722178936" calcext:value-type="float">
            <text:p>0.4828722178936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.22507333755493" calcext:value-type="float">
            <text:p>1.22507333755493</text:p>
          </table:table-cell>
          <table:table-cell office:value-type="float" office:value="0.487483531236649" calcext:value-type="float">
            <text:p>0.487483531236649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.34805583953857" calcext:value-type="float">
            <text:p>1.34805583953857</text:p>
          </table:table-cell>
          <table:table-cell office:value-type="float" office:value="0.498023718595505" calcext:value-type="float">
            <text:p>0.49802371859550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.54567623138428" calcext:value-type="float">
            <text:p>1.54567623138428</text:p>
          </table:table-cell>
          <table:table-cell office:value-type="float" office:value="0.479578405618668" calcext:value-type="float">
            <text:p>0.479578405618668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.4295095205307" calcext:value-type="float">
            <text:p>1.4295095205307</text:p>
          </table:table-cell>
          <table:table-cell office:value-type="float" office:value="0.484189718961716" calcext:value-type="float">
            <text:p>0.48418971896171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32885098457336" calcext:value-type="float">
            <text:p>1.32885098457336</text:p>
          </table:table-cell>
          <table:table-cell office:value-type="float" office:value="0.480237156152725" calcext:value-type="float">
            <text:p>0.48023715615272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.46511840820313" calcext:value-type="float">
            <text:p>1.46511840820313</text:p>
          </table:table-cell>
          <table:table-cell office:value-type="float" office:value="0.476943343877792" calcext:value-type="float">
            <text:p>0.476943343877792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.52009868621826" calcext:value-type="float">
            <text:p>1.52009868621826</text:p>
          </table:table-cell>
          <table:table-cell office:value-type="float" office:value="0.503952562808991" calcext:value-type="float">
            <text:p>0.503952562808991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.13134765625" calcext:value-type="float">
            <text:p>1.13134765625</text:p>
          </table:table-cell>
          <table:table-cell office:value-type="float" office:value="0.493412375450134" calcext:value-type="float">
            <text:p>0.493412375450134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.34536361694336" calcext:value-type="float">
            <text:p>1.34536361694336</text:p>
          </table:table-cell>
          <table:table-cell office:value-type="float" office:value="0.492094874382019" calcext:value-type="float">
            <text:p>0.49209487438201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48890244960785" calcext:value-type="float">
            <text:p>1.48890244960785</text:p>
          </table:table-cell>
          <table:table-cell office:value-type="float" office:value="0.501976311206818" calcext:value-type="float">
            <text:p>0.501976311206818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999747931957245" calcext:value-type="float">
            <text:p>0.999747931957245</text:p>
          </table:table-cell>
          <table:table-cell office:value-type="float" office:value="0.488801062107086" calcext:value-type="float">
            <text:p>0.488801062107086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.27321720123291" calcext:value-type="float">
            <text:p>1.27321720123291</text:p>
          </table:table-cell>
          <table:table-cell office:value-type="float" office:value="0.47826087474823" calcext:value-type="float">
            <text:p>0.47826087474823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.33042001724243" calcext:value-type="float">
            <text:p>1.33042001724243</text:p>
          </table:table-cell>
          <table:table-cell office:value-type="float" office:value="0.48221343755722" calcext:value-type="float">
            <text:p>0.48221343755722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.29178082942963" calcext:value-type="float">
            <text:p>1.29178082942963</text:p>
          </table:table-cell>
          <table:table-cell office:value-type="float" office:value="0.505928874015808" calcext:value-type="float">
            <text:p>0.50592887401580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.39187812805176" calcext:value-type="float">
            <text:p>1.39187812805176</text:p>
          </table:table-cell>
          <table:table-cell office:value-type="float" office:value="0.507905125617981" calcext:value-type="float">
            <text:p>0.507905125617981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.65911328792572" calcext:value-type="float">
            <text:p>1.65911328792572</text:p>
          </table:table-cell>
          <table:table-cell office:value-type="float" office:value="0.47826087474823" calcext:value-type="float">
            <text:p>0.47826087474823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1.21389150619507" calcext:value-type="float">
            <text:p>1.21389150619507</text:p>
          </table:table-cell>
          <table:table-cell office:value-type="float" office:value="0.436100125312805" calcext:value-type="float">
            <text:p>0.43610012531280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.37246799468994" calcext:value-type="float">
            <text:p>1.37246799468994</text:p>
          </table:table-cell>
          <table:table-cell office:value-type="float" office:value="0.511857688426971" calcext:value-type="float">
            <text:p>0.511857688426971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.19828534126282" calcext:value-type="float">
            <text:p>1.19828534126282</text:p>
          </table:table-cell>
          <table:table-cell office:value-type="float" office:value="0.484189718961716" calcext:value-type="float">
            <text:p>0.48418971896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.05775856971741" calcext:value-type="float">
            <text:p>1.05775856971741</text:p>
          </table:table-cell>
          <table:table-cell office:value-type="float" office:value="0.490777343511581" calcext:value-type="float">
            <text:p>0.490777343511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10:40:06.333622403</dc:date>
    <meta:editing-duration>PT3M12S</meta:editing-duration>
    <meta:editing-cycles>1</meta:editing-cycles>
    <meta:document-statistic meta:table-count="1" meta:cell-count="33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443cm" svg:height="16.815cm" xlink:href=".." xlink:type="simple" chart:class="chart:line" chart:style-name="ch1">
        <chart:title svg:x="15.087cm" svg:y="0.472cm" chart:style-name="ch2">
          <text:p>Training</text:p>
        </chart:title>
        <chart:subtitle svg:x="15.357cm" svg:y="1.756cm" chart:style-name="ch3">
          <text:p>(T=100)</text:p>
        </chart:subtitle>
        <chart:legend chart:legend-position="end" svg:x="29.098cm" svg:y="7.753cm" style:legend-expansion="high" chart:style-name="ch4"/>
        <chart:plot-area chart:style-name="ch5" table:cell-range-address="training_downsampled.B1:training_downsampled.C112" chart:data-source-has-labels="row" svg:x="1.878cm" svg:y="2.871cm" svg:width="25.144cm" svg:height="12.408cm">
          <chart:coordinate-region svg:x="2.499cm" svg:y="3.071cm" svg:width="23.795cm" svg:height="12.009cm"/>
          <chart:axis chart:dimension="x" chart:name="primary-x" chart:style-name="ch6">
            <chart:title svg:x="13.943cm" svg:y="15.616cm" chart:style-name="ch7">
              <text:p>step</text:p>
            </chart:title>
          </chart:axis>
          <chart:axis chart:dimension="y" chart:name="primary-y" chart:style-name="ch8">
            <chart:title svg:x="0.451cm" svg:y="9.568cm" chart:style-name="ch9">
              <text:p>loss</text:p>
            </chart:title>
            <chart:grid chart:style-name="ch10" chart:class="major"/>
          </chart:axis>
          <chart:axis chart:dimension="y" chart:name="secondary-y" chart:style-name="ch11">
            <chart:title svg:x="27.671cm" svg:y="10.071cm" chart:style-name="ch9">
              <text:p>accuracy</text:p>
            </chart:title>
          </chart:axis>
          <chart:series chart:attached-axis="primary-y" chart:style-name="ch12" chart:values-cell-range-address="training_downsampled.B2:training_downsampled.B112" chart:label-cell-address="training_downsampled.B1:training_downsampled.B1" chart:class="chart:line">
            <chart:data-point chart:repeated="111"/>
          </chart:series>
          <chart:series chart:attached-axis="secondary-y" chart:style-name="ch13" chart:values-cell-range-address="training_downsampled.C2:training_downsampled.C112" chart:label-cell-address="training_downsampled.C1:training_downsampled.C1" chart:class="chart:line"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train</text:p>
                <draw:g>
                  <svg:desc>training_downsampled.B1:training_downsampled.B1</svg:desc>
                </draw:g>
              </table:table-cell>
              <table:table-cell office:value-type="string">
                <text:p>acc_test</text:p>
                <draw:g>
                  <svg:desc>training_downsampled.C1:training_downsampl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873517990112">
                <text:p>11.5873517990112</text:p>
                <draw:g>
                  <svg:desc>training_downsampled.B2:training_downsampled.B112</svg:desc>
                </draw:g>
              </table:table-cell>
              <table:table-cell office:value-type="float" office:value="0.0138339921832084">
                <text:p>0.0138339921832084</text:p>
                <draw:g>
                  <svg:desc>training_downsampled.C2:training_downsampled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1161851882935">
                <text:p>3.61161851882935</text:p>
              </table:table-cell>
              <table:table-cell office:value-type="float" office:value="0.0915678516030311">
                <text:p>0.0915678516030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7456159591675">
                <text:p>3.07456159591675</text:p>
              </table:table-cell>
              <table:table-cell office:value-type="float" office:value="0.119235835969448">
                <text:p>0.119235835969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524713516235">
                <text:p>2.98524713516235</text:p>
              </table:table-cell>
              <table:table-cell office:value-type="float" office:value="0.179183140397072">
                <text:p>0.17918314039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0824584960937">
                <text:p>3.10824584960937</text:p>
              </table:table-cell>
              <table:table-cell office:value-type="float" office:value="0.196310937404633">
                <text:p>0.196310937404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52336025238">
                <text:p>2.9252336025238</text:p>
              </table:table-cell>
              <table:table-cell office:value-type="float" office:value="0.248353093862533">
                <text:p>0.248353093862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5958542823791">
                <text:p>2.45958542823791</text:p>
              </table:table-cell>
              <table:table-cell office:value-type="float" office:value="0.254940718412399">
                <text:p>0.254940718412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080865859985">
                <text:p>2.56080865859985</text:p>
              </table:table-cell>
              <table:table-cell office:value-type="float" office:value="0.269433468580246">
                <text:p>0.269433468580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995993614197">
                <text:p>2.75995993614197</text:p>
              </table:table-cell>
              <table:table-cell office:value-type="float" office:value="0.289855062961578">
                <text:p>0.289855062961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9953875541687">
                <text:p>2.89953875541687</text:p>
              </table:table-cell>
              <table:table-cell office:value-type="float" office:value="0.320158094167709">
                <text:p>0.320158094167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578314781189">
                <text:p>2.18578314781189</text:p>
              </table:table-cell>
              <table:table-cell office:value-type="float" office:value="0.325428187847137">
                <text:p>0.325428187847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0123491287231">
                <text:p>2.60123491287231</text:p>
              </table:table-cell>
              <table:table-cell office:value-type="float" office:value="0.322134405374527">
                <text:p>0.322134405374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8954343795776">
                <text:p>2.48954343795776</text:p>
              </table:table-cell>
              <table:table-cell office:value-type="float" office:value="0.337285906076431">
                <text:p>0.33728590607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260677337646">
                <text:p>2.10260677337646</text:p>
              </table:table-cell>
              <table:table-cell office:value-type="float" office:value="0.300395250320434">
                <text:p>0.300395250320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88148021698">
                <text:p>2.5188148021698</text:p>
              </table:table-cell>
              <table:table-cell office:value-type="float" office:value="0.345191031694412">
                <text:p>0.345191031694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4707851409912">
                <text:p>2.14707851409912</text:p>
              </table:table-cell>
              <table:table-cell office:value-type="float" office:value="0.32938078045845">
                <text:p>0.32938078045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130643844604">
                <text:p>2.35130643844604</text:p>
              </table:table-cell>
              <table:table-cell office:value-type="float" office:value="0.326086968183517">
                <text:p>0.326086968183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2077836990356">
                <text:p>2.32077836990356</text:p>
              </table:table-cell>
              <table:table-cell office:value-type="float" office:value="0.37285903096199">
                <text:p>0.37285903096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486005783081">
                <text:p>2.1486005783081</text:p>
              </table:table-cell>
              <table:table-cell office:value-type="float" office:value="0.337285906076431">
                <text:p>0.337285906076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888189315796">
                <text:p>1.66888189315796</text:p>
              </table:table-cell>
              <table:table-cell office:value-type="float" office:value="0.365612655878067">
                <text:p>0.365612655878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0870089530945">
                <text:p>2.20870089530945</text:p>
              </table:table-cell>
              <table:table-cell office:value-type="float" office:value="0.360342562198639">
                <text:p>0.360342562198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9921844005585">
                <text:p>1.89921844005585</text:p>
              </table:table-cell>
              <table:table-cell office:value-type="float" office:value="0.370223969221115">
                <text:p>0.37022396922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182210922241">
                <text:p>2.38182210922241</text:p>
              </table:table-cell>
              <table:table-cell office:value-type="float" office:value="0.403162062168121">
                <text:p>0.403162062168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675459861755">
                <text:p>2.29675459861755</text:p>
              </table:table-cell>
              <table:table-cell office:value-type="float" office:value="0.380764156579971">
                <text:p>0.380764156579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1809930801392">
                <text:p>2.01809930801392</text:p>
              </table:table-cell>
              <table:table-cell office:value-type="float" office:value="0.381422936916351">
                <text:p>0.381422936916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519862174988">
                <text:p>1.85519862174988</text:p>
              </table:table-cell>
              <table:table-cell office:value-type="float" office:value="0.366271406412125">
                <text:p>0.366271406412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40442943573">
                <text:p>1.5040442943573</text:p>
              </table:table-cell>
              <table:table-cell office:value-type="float" office:value="0.395915687084198">
                <text:p>0.395915687084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3753328323364">
                <text:p>2.03753328323364</text:p>
              </table:table-cell>
              <table:table-cell office:value-type="float" office:value="0.375494062900543">
                <text:p>0.375494062900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3580060005188">
                <text:p>2.13580060005188</text:p>
              </table:table-cell>
              <table:table-cell office:value-type="float" office:value="0.407773375511169">
                <text:p>0.407773375511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009903907776">
                <text:p>1.65009903907776</text:p>
              </table:table-cell>
              <table:table-cell office:value-type="float" office:value="0.408432155847549">
                <text:p>0.408432155847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726769924164">
                <text:p>1.64726769924164</text:p>
              </table:table-cell>
              <table:table-cell office:value-type="float" office:value="0.398550719022751">
                <text:p>0.398550719022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366895675659">
                <text:p>1.82366895675659</text:p>
              </table:table-cell>
              <table:table-cell office:value-type="float" office:value="0.388669312000275">
                <text:p>0.388669312000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950480937958">
                <text:p>1.86950480937958</text:p>
              </table:table-cell>
              <table:table-cell office:value-type="float" office:value="0.361001312732696">
                <text:p>0.361001312732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319421768188">
                <text:p>1.87319421768188</text:p>
              </table:table-cell>
              <table:table-cell office:value-type="float" office:value="0.409749686717987">
                <text:p>0.409749686717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1131892204285">
                <text:p>1.51131892204285</text:p>
              </table:table-cell>
              <table:table-cell office:value-type="float" office:value="0.413702249526977">
                <text:p>0.413702249526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51447057724">
                <text:p>1.5151447057724</text:p>
              </table:table-cell>
              <table:table-cell office:value-type="float" office:value="0.407114624977112">
                <text:p>0.407114624977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0261950492859">
                <text:p>2.00261950492859</text:p>
              </table:table-cell>
              <table:table-cell office:value-type="float" office:value="0.426877468824387">
                <text:p>0.426877468824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583470821381">
                <text:p>1.74583470821381</text:p>
              </table:table-cell>
              <table:table-cell office:value-type="float" office:value="0.457180500030518">
                <text:p>0.457180500030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723535060883">
                <text:p>1.81723535060883</text:p>
              </table:table-cell>
              <table:table-cell office:value-type="float" office:value="0.4380764067173">
                <text:p>0.4380764067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8950822353363">
                <text:p>1.78950822353363</text:p>
              </table:table-cell>
              <table:table-cell office:value-type="float" office:value="0.464426875114441">
                <text:p>0.464426875114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6388621330261">
                <text:p>1.76388621330261</text:p>
              </table:table-cell>
              <table:table-cell office:value-type="float" office:value="0.422266155481339">
                <text:p>0.422266155481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4979238510132">
                <text:p>1.94979238510132</text:p>
              </table:table-cell>
              <table:table-cell office:value-type="float" office:value="0.465744405984878">
                <text:p>0.465744405984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689105033875">
                <text:p>1.96689105033875</text:p>
              </table:table-cell>
              <table:table-cell office:value-type="float" office:value="0.437417656183243">
                <text:p>0.437417656183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0458664894104">
                <text:p>1.30458664894104</text:p>
              </table:table-cell>
              <table:table-cell office:value-type="float" office:value="0.47364953160286">
                <text:p>0.47364953160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515168190002">
                <text:p>1.32515168190002</text:p>
              </table:table-cell>
              <table:table-cell office:value-type="float" office:value="0.459156781435013">
                <text:p>0.459156781435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186318397522">
                <text:p>1.81186318397522</text:p>
              </table:table-cell>
              <table:table-cell office:value-type="float" office:value="0.47430831193924">
                <text:p>0.47430831193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6013603210449">
                <text:p>1.86013603210449</text:p>
              </table:table-cell>
              <table:table-cell office:value-type="float" office:value="0.428194999694824">
                <text:p>0.428194999694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061229705811">
                <text:p>1.71061229705811</text:p>
              </table:table-cell>
              <table:table-cell office:value-type="float" office:value="0.474967062473297">
                <text:p>0.474967062473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7892987728119">
                <text:p>1.47892987728119</text:p>
              </table:table-cell>
              <table:table-cell office:value-type="float" office:value="0.47364953160286">
                <text:p>0.47364953160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586577415466">
                <text:p>1.54586577415466</text:p>
              </table:table-cell>
              <table:table-cell office:value-type="float" office:value="0.457839280366898">
                <text:p>0.457839280366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5811383724213">
                <text:p>1.65811383724213</text:p>
              </table:table-cell>
              <table:table-cell office:value-type="float" office:value="0.445981562137604">
                <text:p>0.445981562137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271649837494">
                <text:p>1.17271649837494</text:p>
              </table:table-cell>
              <table:table-cell office:value-type="float" office:value="0.447957843542099">
                <text:p>0.447957843542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5470886230469">
                <text:p>1.65470886230469</text:p>
              </table:table-cell>
              <table:table-cell office:value-type="float" office:value="0.458498030900955">
                <text:p>0.458498030900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7955851554871">
                <text:p>1.67955851554871</text:p>
              </table:table-cell>
              <table:table-cell office:value-type="float" office:value="0.468379437923431">
                <text:p>0.468379437923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0568513870239">
                <text:p>1.20568513870239</text:p>
              </table:table-cell>
              <table:table-cell office:value-type="float" office:value="0.462450593709946">
                <text:p>0.462450593709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937127828598">
                <text:p>1.4937127828598</text:p>
              </table:table-cell>
              <table:table-cell office:value-type="float" office:value="0.457839280366898">
                <text:p>0.457839280366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285307884216">
                <text:p>1.33285307884216</text:p>
              </table:table-cell>
              <table:table-cell office:value-type="float" office:value="0.466403156518936">
                <text:p>0.466403156518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5145297050476">
                <text:p>1.95145297050476</text:p>
              </table:table-cell>
              <table:table-cell office:value-type="float" office:value="0.484848499298096">
                <text:p>0.4848484992980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608305931091">
                <text:p>1.45608305931091</text:p>
              </table:table-cell>
              <table:table-cell office:value-type="float" office:value="0.429512530565262">
                <text:p>0.429512530565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905343532562">
                <text:p>1.41905343532562</text:p>
              </table:table-cell>
              <table:table-cell office:value-type="float" office:value="0.470355749130249">
                <text:p>0.470355749130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332080841064">
                <text:p>1.38332080841064</text:p>
              </table:table-cell>
              <table:table-cell office:value-type="float" office:value="0.463109374046326">
                <text:p>0.463109374046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3480973243713">
                <text:p>1.63480973243713</text:p>
              </table:table-cell>
              <table:table-cell office:value-type="float" office:value="0.470355749130249">
                <text:p>0.470355749130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8200845718384">
                <text:p>1.48200845718384</text:p>
              </table:table-cell>
              <table:table-cell office:value-type="float" office:value="0.449275374412537">
                <text:p>0.449275374412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383584976196">
                <text:p>1.57383584976196</text:p>
              </table:table-cell>
              <table:table-cell office:value-type="float" office:value="0.476284593343735">
                <text:p>0.476284593343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4030406475067">
                <text:p>1.54030406475067</text:p>
              </table:table-cell>
              <table:table-cell office:value-type="float" office:value="0.459815561771393">
                <text:p>0.459815561771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1669268608093">
                <text:p>1.71669268608093</text:p>
              </table:table-cell>
              <table:table-cell office:value-type="float" office:value="0.492753624916077">
                <text:p>0.492753624916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289985656738">
                <text:p>1.28289985656738</text:p>
              </table:table-cell>
              <table:table-cell office:value-type="float" office:value="0.468379437923431">
                <text:p>0.4683794379234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2393989562988">
                <text:p>1.22393989562988</text:p>
              </table:table-cell>
              <table:table-cell office:value-type="float" office:value="0.488142311573029">
                <text:p>0.488142311573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098635673523">
                <text:p>1.3098635673523</text:p>
              </table:table-cell>
              <table:table-cell office:value-type="float" office:value="0.47430831193924">
                <text:p>0.47430831193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143726348877">
                <text:p>1.42143726348877</text:p>
              </table:table-cell>
              <table:table-cell office:value-type="float" office:value="0.449275374412537">
                <text:p>0.44927537441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7870197296143">
                <text:p>1.57870197296143</text:p>
              </table:table-cell>
              <table:table-cell office:value-type="float" office:value="0.47430831193924">
                <text:p>0.47430831193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4072787761688">
                <text:p>1.64072787761688</text:p>
              </table:table-cell>
              <table:table-cell office:value-type="float" office:value="0.443346500396729">
                <text:p>0.443346500396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726031780243">
                <text:p>1.38726031780243</text:p>
              </table:table-cell>
              <table:table-cell office:value-type="float" office:value="0.484189718961716">
                <text:p>0.484189718961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349091053009">
                <text:p>1.4349091053009</text:p>
              </table:table-cell>
              <table:table-cell office:value-type="float" office:value="0.457839280366898">
                <text:p>0.457839280366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0356335639954">
                <text:p>1.30356335639954</text:p>
              </table:table-cell>
              <table:table-cell office:value-type="float" office:value="0.47364953160286">
                <text:p>0.47364953160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610768795013">
                <text:p>1.50610768795013</text:p>
              </table:table-cell>
              <table:table-cell office:value-type="float" office:value="0.481554687023163">
                <text:p>0.481554687023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362516403198">
                <text:p>1.49362516403198</text:p>
              </table:table-cell>
              <table:table-cell office:value-type="float" office:value="0.472332030534744">
                <text:p>0.472332030534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9931092262268">
                <text:p>1.29931092262268</text:p>
              </table:table-cell>
              <table:table-cell office:value-type="float" office:value="0.498023718595505">
                <text:p>0.498023718595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7775409221649">
                <text:p>1.37775409221649</text:p>
              </table:table-cell>
              <table:table-cell office:value-type="float" office:value="0.497364968061447">
                <text:p>0.497364968061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9763565063477">
                <text:p>1.19763565063477</text:p>
              </table:table-cell>
              <table:table-cell office:value-type="float" office:value="0.483530968427658">
                <text:p>0.483530968427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4155673980713">
                <text:p>1.64155673980713</text:p>
              </table:table-cell>
              <table:table-cell office:value-type="float" office:value="0.462450593709946">
                <text:p>0.462450593709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9923875331879">
                <text:p>1.59923875331879</text:p>
              </table:table-cell>
              <table:table-cell office:value-type="float" office:value="0.453227937221527">
                <text:p>0.453227937221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7422060966492">
                <text:p>1.37422060966492</text:p>
              </table:table-cell>
              <table:table-cell office:value-type="float" office:value="0.491436094045639">
                <text:p>0.491436094045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7176718711853">
                <text:p>1.47176718711853</text:p>
              </table:table-cell>
              <table:table-cell office:value-type="float" office:value="0.504611313343048">
                <text:p>0.504611313343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8874268531799">
                <text:p>1.88874268531799</text:p>
              </table:table-cell>
              <table:table-cell office:value-type="float" office:value="0.467720687389374">
                <text:p>0.467720687389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1531519889832">
                <text:p>1.11531519889832</text:p>
              </table:table-cell>
              <table:table-cell office:value-type="float" office:value="0.443346500396729">
                <text:p>0.4433465003967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9787225723267">
                <text:p>1.09787225723267</text:p>
              </table:table-cell>
              <table:table-cell office:value-type="float" office:value="0.472332030534744">
                <text:p>0.472332030534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7590203285217">
                <text:p>1.27590203285217</text:p>
              </table:table-cell>
              <table:table-cell office:value-type="float" office:value="0.451251655817032">
                <text:p>0.451251655817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394834280014">
                <text:p>1.5394834280014</text:p>
              </table:table-cell>
              <table:table-cell office:value-type="float" office:value="0.446640312671661">
                <text:p>0.4466403126716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8796124458313">
                <text:p>1.28796124458313</text:p>
              </table:table-cell>
              <table:table-cell office:value-type="float" office:value="0.436100125312805">
                <text:p>0.4361001253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644552230835">
                <text:p>1.3644552230835</text:p>
              </table:table-cell>
              <table:table-cell office:value-type="float" office:value="0.4828722178936">
                <text:p>0.4828722178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2507333755493">
                <text:p>1.22507333755493</text:p>
              </table:table-cell>
              <table:table-cell office:value-type="float" office:value="0.487483531236649">
                <text:p>0.487483531236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4805583953857">
                <text:p>1.34805583953857</text:p>
              </table:table-cell>
              <table:table-cell office:value-type="float" office:value="0.498023718595505">
                <text:p>0.498023718595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567623138428">
                <text:p>1.54567623138428</text:p>
              </table:table-cell>
              <table:table-cell office:value-type="float" office:value="0.479578405618668">
                <text:p>0.479578405618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295095205307">
                <text:p>1.4295095205307</text:p>
              </table:table-cell>
              <table:table-cell office:value-type="float" office:value="0.484189718961716">
                <text:p>0.484189718961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885098457336">
                <text:p>1.32885098457336</text:p>
              </table:table-cell>
              <table:table-cell office:value-type="float" office:value="0.480237156152725">
                <text:p>0.480237156152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6511840820313">
                <text:p>1.46511840820313</text:p>
              </table:table-cell>
              <table:table-cell office:value-type="float" office:value="0.476943343877792">
                <text:p>0.476943343877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009868621826">
                <text:p>1.52009868621826</text:p>
              </table:table-cell>
              <table:table-cell office:value-type="float" office:value="0.503952562808991">
                <text:p>0.503952562808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134765625">
                <text:p>1.13134765625</text:p>
              </table:table-cell>
              <table:table-cell office:value-type="float" office:value="0.493412375450134">
                <text:p>0.493412375450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4536361694336">
                <text:p>1.34536361694336</text:p>
              </table:table-cell>
              <table:table-cell office:value-type="float" office:value="0.492094874382019">
                <text:p>0.492094874382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8890244960785">
                <text:p>1.48890244960785</text:p>
              </table:table-cell>
              <table:table-cell office:value-type="float" office:value="0.501976311206818">
                <text:p>0.50197631120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747931957245">
                <text:p>0.999747931957245</text:p>
              </table:table-cell>
              <table:table-cell office:value-type="float" office:value="0.488801062107086">
                <text:p>0.488801062107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7321720123291">
                <text:p>1.27321720123291</text:p>
              </table:table-cell>
              <table:table-cell office:value-type="float" office:value="0.47826087474823">
                <text:p>0.478260874748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3042001724243">
                <text:p>1.33042001724243</text:p>
              </table:table-cell>
              <table:table-cell office:value-type="float" office:value="0.48221343755722">
                <text:p>0.48221343755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9178082942963">
                <text:p>1.29178082942963</text:p>
              </table:table-cell>
              <table:table-cell office:value-type="float" office:value="0.505928874015808">
                <text:p>0.505928874015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9187812805176">
                <text:p>1.39187812805176</text:p>
              </table:table-cell>
              <table:table-cell office:value-type="float" office:value="0.507905125617981">
                <text:p>0.507905125617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5911328792572">
                <text:p>1.65911328792572</text:p>
              </table:table-cell>
              <table:table-cell office:value-type="float" office:value="0.47826087474823">
                <text:p>0.478260874748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389150619507">
                <text:p>1.21389150619507</text:p>
              </table:table-cell>
              <table:table-cell office:value-type="float" office:value="0.436100125312805">
                <text:p>0.436100125312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246799468994">
                <text:p>1.37246799468994</text:p>
              </table:table-cell>
              <table:table-cell office:value-type="float" office:value="0.511857688426971">
                <text:p>0.511857688426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828534126282">
                <text:p>1.19828534126282</text:p>
              </table:table-cell>
              <table:table-cell office:value-type="float" office:value="0.484189718961716">
                <text:p>0.48418971896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775856971741">
                <text:p>1.05775856971741</text:p>
              </table:table-cell>
              <table:table-cell office:value-type="float" office:value="0.490777343511581">
                <text:p>0.490777343511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